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5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18:26 7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8732" calcext:value-type="float">
            <text:p>799,98732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2"/>
          <table:table-cell table:formula="of:=AVERAGE([.C2:.C2010])" office:value-type="float" office:value="2685.82080924855" calcext:value-type="float">
            <text:p>2685,8208092486</text:p>
          </table:table-cell>
          <table:table-cell table:formula="of:=AVERAGE([.D2:.D2010])" office:value-type="float" office:value="1346.62620423892" calcext:value-type="float">
            <text:p>1346,6262042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414" calcext:value-type="float">
            <text:p>900,00414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2"/>
          <table:table-cell table:formula="of:=COM.MICROSOFT.STDEV.P([.C2:.C2010])" office:value-type="float" office:value="13.1103465046613" calcext:value-type="float">
            <text:p>13,1103465047</text:p>
          </table:table-cell>
          <table:table-cell table:formula="of:=COM.MICROSOFT.STDEV.P([.D2:.D2010])" office:value-type="float" office:value="14.9186285911654" calcext:value-type="float">
            <text:p>14,9186285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9172" calcext:value-type="float">
            <text:p>999,99172</text:p>
          </table:table-cell>
          <table:table-cell office:value-type="float" office:value="2696" calcext:value-type="float">
            <text:p>2696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6526" calcext:value-type="float">
            <text:p>1099,96526</text:p>
          </table:table-cell>
          <table:table-cell office:value-type="float" office:value="2693" calcext:value-type="float">
            <text:p>2693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1904" calcext:value-type="float">
            <text:p>1200,01904</text:p>
          </table:table-cell>
          <table:table-cell office:value-type="float" office:value="2696" calcext:value-type="float">
            <text:p>2696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592" calcext:value-type="float">
            <text:p>1299,9592</text:p>
          </table:table-cell>
          <table:table-cell office:value-type="float" office:value="2698" calcext:value-type="float">
            <text:p>2698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7082" calcext:value-type="float">
            <text:p>1399,97082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6484" calcext:value-type="float">
            <text:p>1499,96484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4414" calcext:value-type="float">
            <text:p>1600,04414</text:p>
          </table:table-cell>
          <table:table-cell office:value-type="float" office:value="2696" calcext:value-type="float">
            <text:p>2696</text:p>
          </table:table-cell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6792" calcext:value-type="float">
            <text:p>1699,96792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6252" calcext:value-type="float">
            <text:p>1799,96252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816" calcext:value-type="float">
            <text:p>1899,9816</text:p>
          </table:table-cell>
          <table:table-cell office:value-type="float" office:value="2696" calcext:value-type="float">
            <text:p>2696</text:p>
          </table:table-cell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96" calcext:value-type="float">
            <text:p>1999,9896</text:p>
          </table:table-cell>
          <table:table-cell office:value-type="float" office:value="2696" calcext:value-type="float">
            <text:p>2696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637" calcext:value-type="float">
            <text:p>2099,9637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674" calcext:value-type="float">
            <text:p>2199,9674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6486" calcext:value-type="float">
            <text:p>2299,96486</text:p>
          </table:table-cell>
          <table:table-cell office:value-type="float" office:value="2696" calcext:value-type="float">
            <text:p>2696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2578" calcext:value-type="float">
            <text:p>2400,02578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7056" calcext:value-type="float">
            <text:p>2499,97056</text:p>
          </table:table-cell>
          <table:table-cell office:value-type="float" office:value="2696" calcext:value-type="float">
            <text:p>269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628" calcext:value-type="float">
            <text:p>2599,9628</text:p>
          </table:table-cell>
          <table:table-cell office:value-type="float" office:value="2696" calcext:value-type="float">
            <text:p>2696</text:p>
          </table:table-cell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6582" calcext:value-type="float">
            <text:p>2699,96582</text:p>
          </table:table-cell>
          <table:table-cell office:value-type="float" office:value="2698" calcext:value-type="float">
            <text:p>2698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4404" calcext:value-type="float">
            <text:p>2800,04404</text:p>
          </table:table-cell>
          <table:table-cell office:value-type="float" office:value="2696" calcext:value-type="float">
            <text:p>2696</text:p>
          </table:table-cell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7438" calcext:value-type="float">
            <text:p>2899,97438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0444" calcext:value-type="float">
            <text:p>3000,00444</text:p>
          </table:table-cell>
          <table:table-cell office:value-type="float" office:value="2696" calcext:value-type="float">
            <text:p>2696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7828" calcext:value-type="float">
            <text:p>3099,97828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9908" calcext:value-type="float">
            <text:p>3199,99908</text:p>
          </table:table-cell>
          <table:table-cell office:value-type="float" office:value="2696" calcext:value-type="float">
            <text:p>2696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1846" calcext:value-type="float">
            <text:p>3300,01846</text:p>
          </table:table-cell>
          <table:table-cell office:value-type="float" office:value="2683" calcext:value-type="float">
            <text:p>2683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6706" calcext:value-type="float">
            <text:p>3399,96706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9084" calcext:value-type="float">
            <text:p>3499,99084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7092" calcext:value-type="float">
            <text:p>3599,97092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8984" calcext:value-type="float">
            <text:p>3699,98984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6428" calcext:value-type="float">
            <text:p>3799,96428</text:p>
          </table:table-cell>
          <table:table-cell office:value-type="float" office:value="2704" calcext:value-type="float">
            <text:p>2704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8118" calcext:value-type="float">
            <text:p>3899,98118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7576" calcext:value-type="float">
            <text:p>3999,97576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7522" calcext:value-type="float">
            <text:p>4099,97522</text:p>
          </table:table-cell>
          <table:table-cell office:value-type="float" office:value="2693" calcext:value-type="float">
            <text:p>2693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1274" calcext:value-type="float">
            <text:p>4200,01274</text:p>
          </table:table-cell>
          <table:table-cell office:value-type="float" office:value="2696" calcext:value-type="float">
            <text:p>2696</text:p>
          </table:table-cell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604" calcext:value-type="float">
            <text:p>4299,9604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7012" calcext:value-type="float">
            <text:p>4399,97012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7106" calcext:value-type="float">
            <text:p>4499,97106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7322" calcext:value-type="float">
            <text:p>4599,97322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7496" calcext:value-type="float">
            <text:p>4699,97496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0182" calcext:value-type="float">
            <text:p>4800,00182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032" calcext:value-type="float">
            <text:p>4900,0032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6502" calcext:value-type="float">
            <text:p>4999,96502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0164" calcext:value-type="float">
            <text:p>5100,00164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6876" calcext:value-type="float">
            <text:p>5199,96876</text:p>
          </table:table-cell>
          <table:table-cell office:value-type="float" office:value="2713" calcext:value-type="float">
            <text:p>2713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64" calcext:value-type="float">
            <text:p>5299,9964</text:p>
          </table:table-cell>
          <table:table-cell office:value-type="float" office:value="2696" calcext:value-type="float">
            <text:p>2696</text:p>
          </table:table-cell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8996" calcext:value-type="float">
            <text:p>5399,98996</text:p>
          </table:table-cell>
          <table:table-cell office:value-type="float" office:value="2696" calcext:value-type="float">
            <text:p>2696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3856" calcext:value-type="float">
            <text:p>5500,03856</text:p>
          </table:table-cell>
          <table:table-cell office:value-type="float" office:value="2696" calcext:value-type="float">
            <text:p>2696</text:p>
          </table:table-cell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1578" calcext:value-type="float">
            <text:p>5600,01578</text:p>
          </table:table-cell>
          <table:table-cell office:value-type="float" office:value="2696" calcext:value-type="float">
            <text:p>2696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026" calcext:value-type="float">
            <text:p>5699,99026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7476" calcext:value-type="float">
            <text:p>5799,97476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7304" calcext:value-type="float">
            <text:p>5899,97304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048" calcext:value-type="float">
            <text:p>5999,99048</text:p>
          </table:table-cell>
          <table:table-cell office:value-type="float" office:value="2696" calcext:value-type="float">
            <text:p>2696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264" calcext:value-type="float">
            <text:p>6100,0264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688" calcext:value-type="float">
            <text:p>6199,9688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2484" calcext:value-type="float">
            <text:p>6300,02484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027" calcext:value-type="float">
            <text:p>6400,0027</text:p>
          </table:table-cell>
          <table:table-cell office:value-type="float" office:value="2697" calcext:value-type="float">
            <text:p>2697</text:p>
          </table:table-cell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388" calcext:value-type="float">
            <text:p>6499,99388</text:p>
          </table:table-cell>
          <table:table-cell office:value-type="float" office:value="2690" calcext:value-type="float">
            <text:p>2690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9052" calcext:value-type="float">
            <text:p>6599,99052</text:p>
          </table:table-cell>
          <table:table-cell office:value-type="float" office:value="2696" calcext:value-type="float">
            <text:p>2696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7124" calcext:value-type="float">
            <text:p>6699,97124</text:p>
          </table:table-cell>
          <table:table-cell office:value-type="float" office:value="2696" calcext:value-type="float">
            <text:p>2696</text:p>
          </table:table-cell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2492" calcext:value-type="float">
            <text:p>6800,02492</text:p>
          </table:table-cell>
          <table:table-cell office:value-type="float" office:value="2696" calcext:value-type="float">
            <text:p>2696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7548" calcext:value-type="float">
            <text:p>6899,97548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739" calcext:value-type="float">
            <text:p>6999,9739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7786" calcext:value-type="float">
            <text:p>7099,97786</text:p>
          </table:table-cell>
          <table:table-cell office:value-type="float" office:value="2696" calcext:value-type="float">
            <text:p>2696</text:p>
          </table:table-cell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8462" calcext:value-type="float">
            <text:p>7199,98462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0204" calcext:value-type="float">
            <text:p>7300,00204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788" calcext:value-type="float">
            <text:p>7399,9788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8686" calcext:value-type="float">
            <text:p>7499,98686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008" calcext:value-type="float">
            <text:p>7600,0008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8422" calcext:value-type="float">
            <text:p>7699,98422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0974" calcext:value-type="float">
            <text:p>7800,00974</text:p>
          </table:table-cell>
          <table:table-cell office:value-type="float" office:value="2696" calcext:value-type="float">
            <text:p>2696</text:p>
          </table:table-cell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6688" calcext:value-type="float">
            <text:p>7899,96688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6888" calcext:value-type="float">
            <text:p>7999,96888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1306" calcext:value-type="float">
            <text:p>8100,01306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6756" calcext:value-type="float">
            <text:p>8199,96756</text:p>
          </table:table-cell>
          <table:table-cell office:value-type="float" office:value="2694" calcext:value-type="float">
            <text:p>2694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618" calcext:value-type="float">
            <text:p>8299,99618</text:p>
          </table:table-cell>
          <table:table-cell office:value-type="float" office:value="2702" calcext:value-type="float">
            <text:p>2702</text:p>
          </table:table-cell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7198" calcext:value-type="float">
            <text:p>8399,97198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1674" calcext:value-type="float">
            <text:p>8500,01674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6758" calcext:value-type="float">
            <text:p>8599,96758</text:p>
          </table:table-cell>
          <table:table-cell office:value-type="float" office:value="2696" calcext:value-type="float">
            <text:p>2696</text:p>
          </table:table-cell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6482" calcext:value-type="float">
            <text:p>8699,96482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6816" calcext:value-type="float">
            <text:p>8799,96816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7348" calcext:value-type="float">
            <text:p>8899,97348</text:p>
          </table:table-cell>
          <table:table-cell office:value-type="float" office:value="2696" calcext:value-type="float">
            <text:p>2696</text:p>
          </table:table-cell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992" calcext:value-type="float">
            <text:p>9000,00992</text:p>
          </table:table-cell>
          <table:table-cell office:value-type="float" office:value="2697" calcext:value-type="float">
            <text:p>2697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8052" calcext:value-type="float">
            <text:p>9099,98052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6508" calcext:value-type="float">
            <text:p>9199,96508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368" calcext:value-type="float">
            <text:p>9299,99368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6376" calcext:value-type="float">
            <text:p>9399,96376</text:p>
          </table:table-cell>
          <table:table-cell office:value-type="float" office:value="2696" calcext:value-type="float">
            <text:p>2696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232" calcext:value-type="float">
            <text:p>9500,00232</text:p>
          </table:table-cell>
          <table:table-cell office:value-type="float" office:value="2696" calcext:value-type="float">
            <text:p>2696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1982" calcext:value-type="float">
            <text:p>9600,01982</text:p>
          </table:table-cell>
          <table:table-cell office:value-type="float" office:value="2696" calcext:value-type="float">
            <text:p>2696</text:p>
          </table:table-cell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7392" calcext:value-type="float">
            <text:p>9699,97392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632" calcext:value-type="float">
            <text:p>9800,00632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719" calcext:value-type="float">
            <text:p>9899,9719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938" calcext:value-type="float">
            <text:p>9999,98938</text:p>
          </table:table-cell>
          <table:table-cell office:value-type="float" office:value="2696" calcext:value-type="float">
            <text:p>2696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6218" calcext:value-type="float">
            <text:p>10099,96218</text:p>
          </table:table-cell>
          <table:table-cell office:value-type="float" office:value="2696" calcext:value-type="float">
            <text:p>2696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0624" calcext:value-type="float">
            <text:p>10200,00624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7398" calcext:value-type="float">
            <text:p>10299,97398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7582" calcext:value-type="float">
            <text:p>10399,97582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012" calcext:value-type="float">
            <text:p>10499,99012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7232" calcext:value-type="float">
            <text:p>10599,97232</text:p>
          </table:table-cell>
          <table:table-cell office:value-type="float" office:value="2690" calcext:value-type="float">
            <text:p>2690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909" calcext:value-type="float">
            <text:p>10699,9909</text:p>
          </table:table-cell>
          <table:table-cell office:value-type="float" office:value="2694" calcext:value-type="float">
            <text:p>2694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65" calcext:value-type="float">
            <text:p>10799,965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7404" calcext:value-type="float">
            <text:p>10899,97404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6716" calcext:value-type="float">
            <text:p>10999,96716</text:p>
          </table:table-cell>
          <table:table-cell office:value-type="float" office:value="2696" calcext:value-type="float">
            <text:p>2696</text:p>
          </table:table-cell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3018" calcext:value-type="float">
            <text:p>11100,03018</text:p>
          </table:table-cell>
          <table:table-cell office:value-type="float" office:value="2696" calcext:value-type="float">
            <text:p>2696</text:p>
          </table:table-cell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9192" calcext:value-type="float">
            <text:p>11199,99192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224" calcext:value-type="float">
            <text:p>11300,0224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7028" calcext:value-type="float">
            <text:p>11399,97028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5978" calcext:value-type="float">
            <text:p>11499,95978</text:p>
          </table:table-cell>
          <table:table-cell office:value-type="float" office:value="2690" calcext:value-type="float">
            <text:p>2690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7626" calcext:value-type="float">
            <text:p>11599,97626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9486" calcext:value-type="float">
            <text:p>11699,99486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956" calcext:value-type="float">
            <text:p>11799,99956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614" calcext:value-type="float">
            <text:p>11899,99614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651" calcext:value-type="float">
            <text:p>11999,9651</text:p>
          </table:table-cell>
          <table:table-cell office:value-type="float" office:value="2697" calcext:value-type="float">
            <text:p>2697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7006" calcext:value-type="float">
            <text:p>12099,97006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436" calcext:value-type="float">
            <text:p>12199,99436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726" calcext:value-type="float">
            <text:p>12299,9726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7312" calcext:value-type="float">
            <text:p>12399,97312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0252" calcext:value-type="float">
            <text:p>12500,00252</text:p>
          </table:table-cell>
          <table:table-cell office:value-type="float" office:value="2696" calcext:value-type="float">
            <text:p>2696</text:p>
          </table:table-cell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9406" calcext:value-type="float">
            <text:p>12599,99406</text:p>
          </table:table-cell>
          <table:table-cell office:value-type="float" office:value="2696" calcext:value-type="float">
            <text:p>2696</text:p>
          </table:table-cell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7622" calcext:value-type="float">
            <text:p>12699,97622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8004" calcext:value-type="float">
            <text:p>12799,98004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8258" calcext:value-type="float">
            <text:p>12899,98258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0296" calcext:value-type="float">
            <text:p>13000,00296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6844" calcext:value-type="float">
            <text:p>13099,96844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7656" calcext:value-type="float">
            <text:p>13199,97656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1972" calcext:value-type="float">
            <text:p>13300,01972</text:p>
          </table:table-cell>
          <table:table-cell office:value-type="float" office:value="2670" calcext:value-type="float">
            <text:p>2670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0216" calcext:value-type="float">
            <text:p>13400,00216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7196" calcext:value-type="float">
            <text:p>13499,97196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628" calcext:value-type="float">
            <text:p>13599,9628</text:p>
          </table:table-cell>
          <table:table-cell office:value-type="float" office:value="2696" calcext:value-type="float">
            <text:p>2696</text:p>
          </table:table-cell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6476" calcext:value-type="float">
            <text:p>13699,96476</text:p>
          </table:table-cell>
          <table:table-cell office:value-type="float" office:value="2696" calcext:value-type="float">
            <text:p>269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264" calcext:value-type="float">
            <text:p>13799,98264</text:p>
          </table:table-cell>
          <table:table-cell office:value-type="float" office:value="2713" calcext:value-type="float">
            <text:p>2713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7186" calcext:value-type="float">
            <text:p>13899,97186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7194" calcext:value-type="float">
            <text:p>13999,97194</text:p>
          </table:table-cell>
          <table:table-cell office:value-type="float" office:value="2696" calcext:value-type="float">
            <text:p>269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8798" calcext:value-type="float">
            <text:p>14099,98798</text:p>
          </table:table-cell>
          <table:table-cell office:value-type="float" office:value="2696" calcext:value-type="float">
            <text:p>2696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7398" calcext:value-type="float">
            <text:p>14199,97398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018" calcext:value-type="float">
            <text:p>14299,99018</text:p>
          </table:table-cell>
          <table:table-cell office:value-type="float" office:value="2696" calcext:value-type="float">
            <text:p>2696</text:p>
          </table:table-cell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6864" calcext:value-type="float">
            <text:p>14399,96864</text:p>
          </table:table-cell>
          <table:table-cell office:value-type="float" office:value="2696" calcext:value-type="float">
            <text:p>2696</text:p>
          </table:table-cell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8878" calcext:value-type="float">
            <text:p>14499,98878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5894" calcext:value-type="float">
            <text:p>14599,95894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739" calcext:value-type="float">
            <text:p>14699,9739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9516" calcext:value-type="float">
            <text:p>14799,99516</text:p>
          </table:table-cell>
          <table:table-cell office:value-type="float" office:value="2694" calcext:value-type="float">
            <text:p>2694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6764" calcext:value-type="float">
            <text:p>14899,96764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8614" calcext:value-type="float">
            <text:p>14999,98614</text:p>
          </table:table-cell>
          <table:table-cell office:value-type="float" office:value="2696" calcext:value-type="float">
            <text:p>2696</text:p>
          </table:table-cell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7932" calcext:value-type="float">
            <text:p>15099,97932</text:p>
          </table:table-cell>
          <table:table-cell office:value-type="float" office:value="2696" calcext:value-type="float">
            <text:p>269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6198" calcext:value-type="float">
            <text:p>15199,96198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9342" calcext:value-type="float">
            <text:p>15299,99342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7884" calcext:value-type="float">
            <text:p>15399,97884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7012" calcext:value-type="float">
            <text:p>15499,97012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8194" calcext:value-type="float">
            <text:p>15599,98194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3462" calcext:value-type="float">
            <text:p>15700,03462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6398" calcext:value-type="float">
            <text:p>15799,96398</text:p>
          </table:table-cell>
          <table:table-cell office:value-type="float" office:value="2696" calcext:value-type="float">
            <text:p>2696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6862" calcext:value-type="float">
            <text:p>15899,96862</text:p>
          </table:table-cell>
          <table:table-cell office:value-type="float" office:value="2696" calcext:value-type="float">
            <text:p>2696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705" calcext:value-type="float">
            <text:p>15999,9705</text:p>
          </table:table-cell>
          <table:table-cell office:value-type="float" office:value="2696" calcext:value-type="float">
            <text:p>2696</text:p>
          </table:table-cell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0178" calcext:value-type="float">
            <text:p>16100,00178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7426" calcext:value-type="float">
            <text:p>16199,97426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492" calcext:value-type="float">
            <text:p>16299,99492</text:p>
          </table:table-cell>
          <table:table-cell office:value-type="float" office:value="2670" calcext:value-type="float">
            <text:p>2670</text:p>
          </table:table-cell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6306" calcext:value-type="float">
            <text:p>16399,96306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5162" calcext:value-type="float">
            <text:p>16500,05162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6348" calcext:value-type="float">
            <text:p>16599,96348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112" calcext:value-type="float">
            <text:p>16699,99112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5932" calcext:value-type="float">
            <text:p>16799,95932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068" calcext:value-type="float">
            <text:p>16899,99068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7404" calcext:value-type="float">
            <text:p>16999,97404</text:p>
          </table:table-cell>
          <table:table-cell office:value-type="float" office:value="2696" calcext:value-type="float">
            <text:p>2696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6196" calcext:value-type="float">
            <text:p>17099,96196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702" calcext:value-type="float">
            <text:p>17199,99702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3622" calcext:value-type="float">
            <text:p>17300,03622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136" calcext:value-type="float">
            <text:p>17399,99136</text:p>
          </table:table-cell>
          <table:table-cell office:value-type="float" office:value="2696" calcext:value-type="float">
            <text:p>269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6544" calcext:value-type="float">
            <text:p>17499,96544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6474" calcext:value-type="float">
            <text:p>17599,96474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7492" calcext:value-type="float">
            <text:p>17699,97492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963" calcext:value-type="float">
            <text:p>17799,9963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56" calcext:value-type="float">
            <text:p>17899,9956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6414" calcext:value-type="float">
            <text:p>17999,96414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7256" calcext:value-type="float">
            <text:p>18099,97256</text:p>
          </table:table-cell>
          <table:table-cell office:value-type="float" office:value="2696" calcext:value-type="float">
            <text:p>2696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7026" calcext:value-type="float">
            <text:p>18199,97026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6652" calcext:value-type="float">
            <text:p>18299,96652</text:p>
          </table:table-cell>
          <table:table-cell office:value-type="float" office:value="2696" calcext:value-type="float">
            <text:p>2696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476" calcext:value-type="float">
            <text:p>18399,98476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7718" calcext:value-type="float">
            <text:p>18499,97718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8582" calcext:value-type="float">
            <text:p>18599,98582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7272" calcext:value-type="float">
            <text:p>18699,97272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9728" calcext:value-type="float">
            <text:p>18799,99728</text:p>
          </table:table-cell>
          <table:table-cell office:value-type="float" office:value="2696" calcext:value-type="float">
            <text:p>2696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6866" calcext:value-type="float">
            <text:p>18899,96866</text:p>
          </table:table-cell>
          <table:table-cell office:value-type="float" office:value="2696" calcext:value-type="float">
            <text:p>2696</text:p>
          </table:table-cell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7644" calcext:value-type="float">
            <text:p>18999,97644</text:p>
          </table:table-cell>
          <table:table-cell office:value-type="float" office:value="2696" calcext:value-type="float">
            <text:p>2696</text:p>
          </table:table-cell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03" calcext:value-type="float">
            <text:p>19099,9903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75" calcext:value-type="float">
            <text:p>19199,975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9376" calcext:value-type="float">
            <text:p>19299,99376</text:p>
          </table:table-cell>
          <table:table-cell office:value-type="float" office:value="2695" calcext:value-type="float">
            <text:p>2695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69" calcext:value-type="float">
            <text:p>19399,969</text:p>
          </table:table-cell>
          <table:table-cell office:value-type="float" office:value="2678" calcext:value-type="float">
            <text:p>2678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6984" calcext:value-type="float">
            <text:p>19499,96984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747" calcext:value-type="float">
            <text:p>19599,9747</text:p>
          </table:table-cell>
          <table:table-cell office:value-type="float" office:value="2696" calcext:value-type="float">
            <text:p>269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728" calcext:value-type="float">
            <text:p>19699,9728</text:p>
          </table:table-cell>
          <table:table-cell office:value-type="float" office:value="2693" calcext:value-type="float">
            <text:p>269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9494" calcext:value-type="float">
            <text:p>19799,99494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7106" calcext:value-type="float">
            <text:p>19899,97106</text:p>
          </table:table-cell>
          <table:table-cell office:value-type="float" office:value="2695" calcext:value-type="float">
            <text:p>2695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8402" calcext:value-type="float">
            <text:p>19999,98402</text:p>
          </table:table-cell>
          <table:table-cell office:value-type="float" office:value="2696" calcext:value-type="float">
            <text:p>2696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717" calcext:value-type="float">
            <text:p>20099,9717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7198" calcext:value-type="float">
            <text:p>20199,97198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8254" calcext:value-type="float">
            <text:p>20299,98254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6658" calcext:value-type="float">
            <text:p>20399,96658</text:p>
          </table:table-cell>
          <table:table-cell office:value-type="float" office:value="2679" calcext:value-type="float">
            <text:p>2679</text:p>
          </table:table-cell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7764" calcext:value-type="float">
            <text:p>20499,97764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7272" calcext:value-type="float">
            <text:p>20599,97272</text:p>
          </table:table-cell>
          <table:table-cell office:value-type="float" office:value="2696" calcext:value-type="float">
            <text:p>2696</text:p>
          </table:table-cell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7092" calcext:value-type="float">
            <text:p>20699,97092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8946" calcext:value-type="float">
            <text:p>20799,98946</text:p>
          </table:table-cell>
          <table:table-cell office:value-type="float" office:value="2697" calcext:value-type="float">
            <text:p>2697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718" calcext:value-type="float">
            <text:p>20899,9718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7018" calcext:value-type="float">
            <text:p>20999,97018</text:p>
          </table:table-cell>
          <table:table-cell office:value-type="float" office:value="2696" calcext:value-type="float">
            <text:p>2696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6422" calcext:value-type="float">
            <text:p>21099,96422</text:p>
          </table:table-cell>
          <table:table-cell office:value-type="float" office:value="2683" calcext:value-type="float">
            <text:p>2683</text:p>
          </table:table-cell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34" calcext:value-type="float">
            <text:p>21200,034</text:p>
          </table:table-cell>
          <table:table-cell office:value-type="float" office:value="2693" calcext:value-type="float">
            <text:p>2693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64" calcext:value-type="float">
            <text:p>21299,964</text:p>
          </table:table-cell>
          <table:table-cell office:value-type="float" office:value="2695" calcext:value-type="float">
            <text:p>2695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8884" calcext:value-type="float">
            <text:p>21399,98884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022" calcext:value-type="float">
            <text:p>21499,99022</text:p>
          </table:table-cell>
          <table:table-cell office:value-type="float" office:value="2693" calcext:value-type="float">
            <text:p>269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3112" calcext:value-type="float">
            <text:p>21600,03112</text:p>
          </table:table-cell>
          <table:table-cell office:value-type="float" office:value="2693" calcext:value-type="float">
            <text:p>2693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84" calcext:value-type="float">
            <text:p>21699,984</text:p>
          </table:table-cell>
          <table:table-cell office:value-type="float" office:value="2679" calcext:value-type="float">
            <text:p>2679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7444" calcext:value-type="float">
            <text:p>21799,97444</text:p>
          </table:table-cell>
          <table:table-cell office:value-type="float" office:value="2663" calcext:value-type="float">
            <text:p>2663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286" calcext:value-type="float">
            <text:p>21899,99286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6772" calcext:value-type="float">
            <text:p>21999,96772</text:p>
          </table:table-cell>
          <table:table-cell office:value-type="float" office:value="2696" calcext:value-type="float">
            <text:p>2696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8718" calcext:value-type="float">
            <text:p>22099,98718</text:p>
          </table:table-cell>
          <table:table-cell office:value-type="float" office:value="2696" calcext:value-type="float">
            <text:p>2696</text:p>
          </table:table-cell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8974" calcext:value-type="float">
            <text:p>22199,98974</text:p>
          </table:table-cell>
          <table:table-cell office:value-type="float" office:value="2696" calcext:value-type="float">
            <text:p>269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7454" calcext:value-type="float">
            <text:p>22299,97454</text:p>
          </table:table-cell>
          <table:table-cell office:value-type="float" office:value="2678" calcext:value-type="float">
            <text:p>2678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7634" calcext:value-type="float">
            <text:p>22399,97634</text:p>
          </table:table-cell>
          <table:table-cell office:value-type="float" office:value="2698" calcext:value-type="float">
            <text:p>2698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7464" calcext:value-type="float">
            <text:p>22499,97464</text:p>
          </table:table-cell>
          <table:table-cell office:value-type="float" office:value="2693" calcext:value-type="float">
            <text:p>269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894" calcext:value-type="float">
            <text:p>22599,99894</text:p>
          </table:table-cell>
          <table:table-cell office:value-type="float" office:value="2695" calcext:value-type="float">
            <text:p>2695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7812" calcext:value-type="float">
            <text:p>22699,97812</text:p>
          </table:table-cell>
          <table:table-cell office:value-type="float" office:value="2679" calcext:value-type="float">
            <text:p>2679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7024" calcext:value-type="float">
            <text:p>22799,97024</text:p>
          </table:table-cell>
          <table:table-cell office:value-type="float" office:value="2679" calcext:value-type="float">
            <text:p>2679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0766" calcext:value-type="float">
            <text:p>22900,00766</text:p>
          </table:table-cell>
          <table:table-cell office:value-type="float" office:value="2675" calcext:value-type="float">
            <text:p>267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6376" calcext:value-type="float">
            <text:p>22999,96376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8748" calcext:value-type="float">
            <text:p>23099,98748</text:p>
          </table:table-cell>
          <table:table-cell office:value-type="float" office:value="2696" calcext:value-type="float">
            <text:p>269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7798" calcext:value-type="float">
            <text:p>23199,97798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288" calcext:value-type="float">
            <text:p>23299,99288</text:p>
          </table:table-cell>
          <table:table-cell office:value-type="float" office:value="2695" calcext:value-type="float">
            <text:p>269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7724" calcext:value-type="float">
            <text:p>23399,97724</text:p>
          </table:table-cell>
          <table:table-cell office:value-type="float" office:value="2693" calcext:value-type="float">
            <text:p>2693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74" calcext:value-type="float">
            <text:p>23499,974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7332" calcext:value-type="float">
            <text:p>23599,97332</text:p>
          </table:table-cell>
          <table:table-cell office:value-type="float" office:value="2675" calcext:value-type="float">
            <text:p>2675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234" calcext:value-type="float">
            <text:p>23699,97234</text:p>
          </table:table-cell>
          <table:table-cell office:value-type="float" office:value="2675" calcext:value-type="float">
            <text:p>2675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052" calcext:value-type="float">
            <text:p>23799,99052</text:p>
          </table:table-cell>
          <table:table-cell office:value-type="float" office:value="2679" calcext:value-type="float">
            <text:p>2679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665" calcext:value-type="float">
            <text:p>23899,9665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6448" calcext:value-type="float">
            <text:p>23999,96448</text:p>
          </table:table-cell>
          <table:table-cell office:value-type="float" office:value="2675" calcext:value-type="float">
            <text:p>2675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679" calcext:value-type="float">
            <text:p>24099,9679</text:p>
          </table:table-cell>
          <table:table-cell office:value-type="float" office:value="2682" calcext:value-type="float">
            <text:p>2682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102" calcext:value-type="float">
            <text:p>24200,0102</text:p>
          </table:table-cell>
          <table:table-cell office:value-type="float" office:value="2679" calcext:value-type="float">
            <text:p>2679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886" calcext:value-type="float">
            <text:p>24299,9886</text:p>
          </table:table-cell>
          <table:table-cell office:value-type="float" office:value="2683" calcext:value-type="float">
            <text:p>2683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8132" calcext:value-type="float">
            <text:p>24399,98132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9496" calcext:value-type="float">
            <text:p>24499,99496</text:p>
          </table:table-cell>
          <table:table-cell office:value-type="float" office:value="2693" calcext:value-type="float">
            <text:p>2693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6524" calcext:value-type="float">
            <text:p>24599,96524</text:p>
          </table:table-cell>
          <table:table-cell office:value-type="float" office:value="2675" calcext:value-type="float">
            <text:p>267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0896" calcext:value-type="float">
            <text:p>24700,00896</text:p>
          </table:table-cell>
          <table:table-cell office:value-type="float" office:value="2699" calcext:value-type="float">
            <text:p>2699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698" calcext:value-type="float">
            <text:p>24799,9698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6436" calcext:value-type="float">
            <text:p>24899,96436</text:p>
          </table:table-cell>
          <table:table-cell office:value-type="float" office:value="2712" calcext:value-type="float">
            <text:p>2712</text:p>
          </table:table-cell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64" calcext:value-type="float">
            <text:p>24999,9964</text:p>
          </table:table-cell>
          <table:table-cell office:value-type="float" office:value="2696" calcext:value-type="float">
            <text:p>2696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75" calcext:value-type="float">
            <text:p>25099,975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6336" calcext:value-type="float">
            <text:p>25199,96336</text:p>
          </table:table-cell>
          <table:table-cell office:value-type="float" office:value="2696" calcext:value-type="float">
            <text:p>2696</text:p>
          </table:table-cell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671" calcext:value-type="float">
            <text:p>25299,9671</text:p>
          </table:table-cell>
          <table:table-cell office:value-type="float" office:value="2666" calcext:value-type="float">
            <text:p>266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66" calcext:value-type="float">
            <text:p>25399,966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7596" calcext:value-type="float">
            <text:p>25499,97596</text:p>
          </table:table-cell>
          <table:table-cell office:value-type="float" office:value="2693" calcext:value-type="float">
            <text:p>2693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7006" calcext:value-type="float">
            <text:p>25599,97006</text:p>
          </table:table-cell>
          <table:table-cell office:value-type="float" office:value="2695" calcext:value-type="float">
            <text:p>2695</text:p>
          </table:table-cell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909" calcext:value-type="float">
            <text:p>25699,9909</text:p>
          </table:table-cell>
          <table:table-cell office:value-type="float" office:value="2666" calcext:value-type="float">
            <text:p>2666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6162" calcext:value-type="float">
            <text:p>25799,96162</text:p>
          </table:table-cell>
          <table:table-cell office:value-type="float" office:value="2675" calcext:value-type="float">
            <text:p>267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09" calcext:value-type="float">
            <text:p>25899,9909</text:p>
          </table:table-cell>
          <table:table-cell office:value-type="float" office:value="2696" calcext:value-type="float">
            <text:p>2696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6412" calcext:value-type="float">
            <text:p>25999,96412</text:p>
          </table:table-cell>
          <table:table-cell office:value-type="float" office:value="2680" calcext:value-type="float">
            <text:p>2680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7482" calcext:value-type="float">
            <text:p>26099,97482</text:p>
          </table:table-cell>
          <table:table-cell office:value-type="float" office:value="2662" calcext:value-type="float">
            <text:p>2662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9154" calcext:value-type="float">
            <text:p>26199,99154</text:p>
          </table:table-cell>
          <table:table-cell office:value-type="float" office:value="2695" calcext:value-type="float">
            <text:p>269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765" calcext:value-type="float">
            <text:p>26299,9765</text:p>
          </table:table-cell>
          <table:table-cell office:value-type="float" office:value="2666" calcext:value-type="float">
            <text:p>2666</text:p>
          </table:table-cell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6896" calcext:value-type="float">
            <text:p>26399,96896</text:p>
          </table:table-cell>
          <table:table-cell office:value-type="float" office:value="2683" calcext:value-type="float">
            <text:p>2683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6212" calcext:value-type="float">
            <text:p>26499,96212</text:p>
          </table:table-cell>
          <table:table-cell office:value-type="float" office:value="2663" calcext:value-type="float">
            <text:p>2663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638" calcext:value-type="float">
            <text:p>26599,9638</text:p>
          </table:table-cell>
          <table:table-cell office:value-type="float" office:value="2679" calcext:value-type="float">
            <text:p>2679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86" calcext:value-type="float">
            <text:p>26699,986</text:p>
          </table:table-cell>
          <table:table-cell office:value-type="float" office:value="2663" calcext:value-type="float">
            <text:p>2663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7206" calcext:value-type="float">
            <text:p>26799,97206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6624" calcext:value-type="float">
            <text:p>26899,96624</text:p>
          </table:table-cell>
          <table:table-cell office:value-type="float" office:value="2692" calcext:value-type="float">
            <text:p>269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805" calcext:value-type="float">
            <text:p>26999,9805</text:p>
          </table:table-cell>
          <table:table-cell office:value-type="float" office:value="2682" calcext:value-type="float">
            <text:p>268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665" calcext:value-type="float">
            <text:p>27099,9665</text:p>
          </table:table-cell>
          <table:table-cell office:value-type="float" office:value="2676" calcext:value-type="float">
            <text:p>2676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817" calcext:value-type="float">
            <text:p>27199,9817</text:p>
          </table:table-cell>
          <table:table-cell office:value-type="float" office:value="2665" calcext:value-type="float">
            <text:p>2665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052" calcext:value-type="float">
            <text:p>27299,99052</text:p>
          </table:table-cell>
          <table:table-cell office:value-type="float" office:value="2682" calcext:value-type="float">
            <text:p>268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7252" calcext:value-type="float">
            <text:p>27399,97252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734" calcext:value-type="float">
            <text:p>27500,00734</text:p>
          </table:table-cell>
          <table:table-cell office:value-type="float" office:value="2675" calcext:value-type="float">
            <text:p>267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6632" calcext:value-type="float">
            <text:p>27599,96632</text:p>
          </table:table-cell>
          <table:table-cell office:value-type="float" office:value="2695" calcext:value-type="float">
            <text:p>2695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7" calcext:value-type="float">
            <text:p>27699,997</text:p>
          </table:table-cell>
          <table:table-cell office:value-type="float" office:value="2663" calcext:value-type="float">
            <text:p>2663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3476" calcext:value-type="float">
            <text:p>27800,03476</text:p>
          </table:table-cell>
          <table:table-cell office:value-type="float" office:value="2679" calcext:value-type="float">
            <text:p>2679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6934" calcext:value-type="float">
            <text:p>27899,96934</text:p>
          </table:table-cell>
          <table:table-cell office:value-type="float" office:value="2662" calcext:value-type="float">
            <text:p>2662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8554" calcext:value-type="float">
            <text:p>27999,98554</text:p>
          </table:table-cell>
          <table:table-cell office:value-type="float" office:value="2663" calcext:value-type="float">
            <text:p>2663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676" calcext:value-type="float">
            <text:p>28099,9676</text:p>
          </table:table-cell>
          <table:table-cell office:value-type="float" office:value="2666" calcext:value-type="float">
            <text:p>266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8876" calcext:value-type="float">
            <text:p>28199,98876</text:p>
          </table:table-cell>
          <table:table-cell office:value-type="float" office:value="2662" calcext:value-type="float">
            <text:p>2662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6876" calcext:value-type="float">
            <text:p>28299,96876</text:p>
          </table:table-cell>
          <table:table-cell office:value-type="float" office:value="2663" calcext:value-type="float">
            <text:p>266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8116" calcext:value-type="float">
            <text:p>28399,98116</text:p>
          </table:table-cell>
          <table:table-cell office:value-type="float" office:value="2684" calcext:value-type="float">
            <text:p>2684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686" calcext:value-type="float">
            <text:p>28499,9686</text:p>
          </table:table-cell>
          <table:table-cell office:value-type="float" office:value="2679" calcext:value-type="float">
            <text:p>2679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7128" calcext:value-type="float">
            <text:p>28599,97128</text:p>
          </table:table-cell>
          <table:table-cell office:value-type="float" office:value="2679" calcext:value-type="float">
            <text:p>2679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876" calcext:value-type="float">
            <text:p>28699,9876</text:p>
          </table:table-cell>
          <table:table-cell office:value-type="float" office:value="2683" calcext:value-type="float">
            <text:p>2683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6548" calcext:value-type="float">
            <text:p>28799,96548</text:p>
          </table:table-cell>
          <table:table-cell office:value-type="float" office:value="2680" calcext:value-type="float">
            <text:p>2680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6652" calcext:value-type="float">
            <text:p>28899,96652</text:p>
          </table:table-cell>
          <table:table-cell office:value-type="float" office:value="2678" calcext:value-type="float">
            <text:p>2678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3596" calcext:value-type="float">
            <text:p>29000,03596</text:p>
          </table:table-cell>
          <table:table-cell office:value-type="float" office:value="2663" calcext:value-type="float">
            <text:p>2663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727" calcext:value-type="float">
            <text:p>29099,9727</text:p>
          </table:table-cell>
          <table:table-cell office:value-type="float" office:value="2696" calcext:value-type="float">
            <text:p>2696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8254" calcext:value-type="float">
            <text:p>29199,98254</text:p>
          </table:table-cell>
          <table:table-cell office:value-type="float" office:value="2675" calcext:value-type="float">
            <text:p>2675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7024" calcext:value-type="float">
            <text:p>29299,97024</text:p>
          </table:table-cell>
          <table:table-cell office:value-type="float" office:value="2678" calcext:value-type="float">
            <text:p>2678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082" calcext:value-type="float">
            <text:p>29400,0082</text:p>
          </table:table-cell>
          <table:table-cell office:value-type="float" office:value="2679" calcext:value-type="float">
            <text:p>2679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8442" calcext:value-type="float">
            <text:p>29499,98442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7192" calcext:value-type="float">
            <text:p>29599,97192</text:p>
          </table:table-cell>
          <table:table-cell office:value-type="float" office:value="2675" calcext:value-type="float">
            <text:p>2675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5618" calcext:value-type="float">
            <text:p>29699,95618</text:p>
          </table:table-cell>
          <table:table-cell office:value-type="float" office:value="2679" calcext:value-type="float">
            <text:p>2679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788" calcext:value-type="float">
            <text:p>29799,9788</text:p>
          </table:table-cell>
          <table:table-cell office:value-type="float" office:value="2682" calcext:value-type="float">
            <text:p>268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6254" calcext:value-type="float">
            <text:p>29899,96254</text:p>
          </table:table-cell>
          <table:table-cell office:value-type="float" office:value="2683" calcext:value-type="float">
            <text:p>2683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5926" calcext:value-type="float">
            <text:p>29999,95926</text:p>
          </table:table-cell>
          <table:table-cell office:value-type="float" office:value="2662" calcext:value-type="float">
            <text:p>266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815" calcext:value-type="float">
            <text:p>30099,9815</text:p>
          </table:table-cell>
          <table:table-cell office:value-type="float" office:value="2682" calcext:value-type="float">
            <text:p>2682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7068" calcext:value-type="float">
            <text:p>30199,97068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6902" calcext:value-type="float">
            <text:p>30299,96902</text:p>
          </table:table-cell>
          <table:table-cell office:value-type="float" office:value="2665" calcext:value-type="float">
            <text:p>2665</text:p>
          </table:table-cell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6598" calcext:value-type="float">
            <text:p>30399,96598</text:p>
          </table:table-cell>
          <table:table-cell office:value-type="float" office:value="2662" calcext:value-type="float">
            <text:p>2662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698" calcext:value-type="float">
            <text:p>30500,00698</text:p>
          </table:table-cell>
          <table:table-cell office:value-type="float" office:value="2682" calcext:value-type="float">
            <text:p>2682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6884" calcext:value-type="float">
            <text:p>30599,96884</text:p>
          </table:table-cell>
          <table:table-cell office:value-type="float" office:value="2675" calcext:value-type="float">
            <text:p>2675</text:p>
          </table:table-cell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735" calcext:value-type="float">
            <text:p>30699,9735</text:p>
          </table:table-cell>
          <table:table-cell office:value-type="float" office:value="2665" calcext:value-type="float">
            <text:p>2665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848" calcext:value-type="float">
            <text:p>30799,9848</text:p>
          </table:table-cell>
          <table:table-cell office:value-type="float" office:value="2662" calcext:value-type="float">
            <text:p>2662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6542" calcext:value-type="float">
            <text:p>30899,96542</text:p>
          </table:table-cell>
          <table:table-cell office:value-type="float" office:value="2682" calcext:value-type="float">
            <text:p>268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7988" calcext:value-type="float">
            <text:p>30999,97988</text:p>
          </table:table-cell>
          <table:table-cell office:value-type="float" office:value="2663" calcext:value-type="float">
            <text:p>2663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7136" calcext:value-type="float">
            <text:p>31099,97136</text:p>
          </table:table-cell>
          <table:table-cell office:value-type="float" office:value="2662" calcext:value-type="float">
            <text:p>266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7414" calcext:value-type="float">
            <text:p>31199,97414</text:p>
          </table:table-cell>
          <table:table-cell office:value-type="float" office:value="2679" calcext:value-type="float">
            <text:p>2679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172" calcext:value-type="float">
            <text:p>31300,0172</text:p>
          </table:table-cell>
          <table:table-cell office:value-type="float" office:value="2665" calcext:value-type="float">
            <text:p>2665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8572" calcext:value-type="float">
            <text:p>31399,98572</text:p>
          </table:table-cell>
          <table:table-cell office:value-type="float" office:value="2679" calcext:value-type="float">
            <text:p>2679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0658" calcext:value-type="float">
            <text:p>31500,00658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679" calcext:value-type="float">
            <text:p>31599,9679</text:p>
          </table:table-cell>
          <table:table-cell office:value-type="float" office:value="2662" calcext:value-type="float">
            <text:p>266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6926" calcext:value-type="float">
            <text:p>31699,96926</text:p>
          </table:table-cell>
          <table:table-cell office:value-type="float" office:value="2680" calcext:value-type="float">
            <text:p>2680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6882" calcext:value-type="float">
            <text:p>31799,96882</text:p>
          </table:table-cell>
          <table:table-cell office:value-type="float" office:value="2692" calcext:value-type="float">
            <text:p>2692</text:p>
          </table:table-cell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6644" calcext:value-type="float">
            <text:p>31899,96644</text:p>
          </table:table-cell>
          <table:table-cell office:value-type="float" office:value="2666" calcext:value-type="float">
            <text:p>2666</text:p>
          </table:table-cell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7582" calcext:value-type="float">
            <text:p>31999,97582</text:p>
          </table:table-cell>
          <table:table-cell office:value-type="float" office:value="2679" calcext:value-type="float">
            <text:p>2679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6306" calcext:value-type="float">
            <text:p>32099,96306</text:p>
          </table:table-cell>
          <table:table-cell office:value-type="float" office:value="2675" calcext:value-type="float">
            <text:p>2675</text:p>
          </table:table-cell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43" calcext:value-type="float">
            <text:p>32199,9943</text:p>
          </table:table-cell>
          <table:table-cell office:value-type="float" office:value="2662" calcext:value-type="float">
            <text:p>2662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076" calcext:value-type="float">
            <text:p>32300,0076</text:p>
          </table:table-cell>
          <table:table-cell office:value-type="float" office:value="2683" calcext:value-type="float">
            <text:p>268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7392" calcext:value-type="float">
            <text:p>32399,97392</text:p>
          </table:table-cell>
          <table:table-cell office:value-type="float" office:value="2679" calcext:value-type="float">
            <text:p>2679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7566" calcext:value-type="float">
            <text:p>32499,97566</text:p>
          </table:table-cell>
          <table:table-cell office:value-type="float" office:value="2678" calcext:value-type="float">
            <text:p>2678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7648" calcext:value-type="float">
            <text:p>32599,97648</text:p>
          </table:table-cell>
          <table:table-cell office:value-type="float" office:value="2676" calcext:value-type="float">
            <text:p>267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6644" calcext:value-type="float">
            <text:p>32699,96644</text:p>
          </table:table-cell>
          <table:table-cell office:value-type="float" office:value="2679" calcext:value-type="float">
            <text:p>2679</text:p>
          </table:table-cell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658" calcext:value-type="float">
            <text:p>32799,99658</text:p>
          </table:table-cell>
          <table:table-cell office:value-type="float" office:value="2662" calcext:value-type="float">
            <text:p>2662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2872" calcext:value-type="float">
            <text:p>32900,02872</text:p>
          </table:table-cell>
          <table:table-cell office:value-type="float" office:value="2662" calcext:value-type="float">
            <text:p>2662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68" calcext:value-type="float">
            <text:p>32999,968</text:p>
          </table:table-cell>
          <table:table-cell office:value-type="float" office:value="2680" calcext:value-type="float">
            <text:p>2680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9036" calcext:value-type="float">
            <text:p>33099,99036</text:p>
          </table:table-cell>
          <table:table-cell office:value-type="float" office:value="2662" calcext:value-type="float">
            <text:p>2662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6738" calcext:value-type="float">
            <text:p>33199,96738</text:p>
          </table:table-cell>
          <table:table-cell office:value-type="float" office:value="2662" calcext:value-type="float">
            <text:p>2662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772" calcext:value-type="float">
            <text:p>33299,9772</text:p>
          </table:table-cell>
          <table:table-cell office:value-type="float" office:value="2679" calcext:value-type="float">
            <text:p>2679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6412" calcext:value-type="float">
            <text:p>33399,96412</text:p>
          </table:table-cell>
          <table:table-cell office:value-type="float" office:value="2662" calcext:value-type="float">
            <text:p>2662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2774" calcext:value-type="float">
            <text:p>33500,02774</text:p>
          </table:table-cell>
          <table:table-cell office:value-type="float" office:value="2662" calcext:value-type="float">
            <text:p>2662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6926" calcext:value-type="float">
            <text:p>33599,96926</text:p>
          </table:table-cell>
          <table:table-cell office:value-type="float" office:value="2662" calcext:value-type="float">
            <text:p>2662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268" calcext:value-type="float">
            <text:p>33700,00268</text:p>
          </table:table-cell>
          <table:table-cell office:value-type="float" office:value="2679" calcext:value-type="float">
            <text:p>2679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7564" calcext:value-type="float">
            <text:p>33799,97564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6956" calcext:value-type="float">
            <text:p>33899,96956</text:p>
          </table:table-cell>
          <table:table-cell office:value-type="float" office:value="2663" calcext:value-type="float">
            <text:p>2663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5624" calcext:value-type="float">
            <text:p>33999,95624</text:p>
          </table:table-cell>
          <table:table-cell office:value-type="float" office:value="2662" calcext:value-type="float">
            <text:p>2662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6498" calcext:value-type="float">
            <text:p>34099,96498</text:p>
          </table:table-cell>
          <table:table-cell office:value-type="float" office:value="2665" calcext:value-type="float">
            <text:p>2665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7576" calcext:value-type="float">
            <text:p>34199,97576</text:p>
          </table:table-cell>
          <table:table-cell office:value-type="float" office:value="2663" calcext:value-type="float">
            <text:p>2663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7532" calcext:value-type="float">
            <text:p>34299,97532</text:p>
          </table:table-cell>
          <table:table-cell office:value-type="float" office:value="2662" calcext:value-type="float">
            <text:p>2662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8382" calcext:value-type="float">
            <text:p>34399,98382</text:p>
          </table:table-cell>
          <table:table-cell office:value-type="float" office:value="2662" calcext:value-type="float">
            <text:p>2662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6468" calcext:value-type="float">
            <text:p>34499,96468</text:p>
          </table:table-cell>
          <table:table-cell office:value-type="float" office:value="2665" calcext:value-type="float">
            <text:p>2665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7872" calcext:value-type="float">
            <text:p>34599,97872</text:p>
          </table:table-cell>
          <table:table-cell office:value-type="float" office:value="2665" calcext:value-type="float">
            <text:p>2665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9852" calcext:value-type="float">
            <text:p>34699,99852</text:p>
          </table:table-cell>
          <table:table-cell office:value-type="float" office:value="2663" calcext:value-type="float">
            <text:p>2663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6962" calcext:value-type="float">
            <text:p>34799,96962</text:p>
          </table:table-cell>
          <table:table-cell office:value-type="float" office:value="2663" calcext:value-type="float">
            <text:p>2663</text:p>
          </table:table-cell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442" calcext:value-type="float">
            <text:p>34899,99442</text:p>
          </table:table-cell>
          <table:table-cell office:value-type="float" office:value="2662" calcext:value-type="float">
            <text:p>2662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6324" calcext:value-type="float">
            <text:p>34999,96324</text:p>
          </table:table-cell>
          <table:table-cell office:value-type="float" office:value="2662" calcext:value-type="float">
            <text:p>2662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7394" calcext:value-type="float">
            <text:p>35099,97394</text:p>
          </table:table-cell>
          <table:table-cell office:value-type="float" office:value="2681" calcext:value-type="float">
            <text:p>2681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7" calcext:value-type="float">
            <text:p>35199,987</text:p>
          </table:table-cell>
          <table:table-cell office:value-type="float" office:value="2662" calcext:value-type="float">
            <text:p>2662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7034" calcext:value-type="float">
            <text:p>35299,97034</text:p>
          </table:table-cell>
          <table:table-cell office:value-type="float" office:value="2692" calcext:value-type="float">
            <text:p>269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7914" calcext:value-type="float">
            <text:p>35399,97914</text:p>
          </table:table-cell>
          <table:table-cell office:value-type="float" office:value="2662" calcext:value-type="float">
            <text:p>2662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6738" calcext:value-type="float">
            <text:p>35499,96738</text:p>
          </table:table-cell>
          <table:table-cell office:value-type="float" office:value="2662" calcext:value-type="float">
            <text:p>266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7746" calcext:value-type="float">
            <text:p>35599,97746</text:p>
          </table:table-cell>
          <table:table-cell office:value-type="float" office:value="2663" calcext:value-type="float">
            <text:p>2663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655" calcext:value-type="float">
            <text:p>35699,9655</text:p>
          </table:table-cell>
          <table:table-cell office:value-type="float" office:value="2695" calcext:value-type="float">
            <text:p>2695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7922" calcext:value-type="float">
            <text:p>35799,97922</text:p>
          </table:table-cell>
          <table:table-cell office:value-type="float" office:value="2666" calcext:value-type="float">
            <text:p>2666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6932" calcext:value-type="float">
            <text:p>35899,96932</text:p>
          </table:table-cell>
          <table:table-cell office:value-type="float" office:value="2693" calcext:value-type="float">
            <text:p>2693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7194" calcext:value-type="float">
            <text:p>35999,97194</text:p>
          </table:table-cell>
          <table:table-cell office:value-type="float" office:value="2692" calcext:value-type="float">
            <text:p>2692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8588" calcext:value-type="float">
            <text:p>36099,98588</text:p>
          </table:table-cell>
          <table:table-cell office:value-type="float" office:value="2662" calcext:value-type="float">
            <text:p>2662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6892" calcext:value-type="float">
            <text:p>36199,96892</text:p>
          </table:table-cell>
          <table:table-cell office:value-type="float" office:value="2662" calcext:value-type="float">
            <text:p>2662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6614" calcext:value-type="float">
            <text:p>36299,96614</text:p>
          </table:table-cell>
          <table:table-cell office:value-type="float" office:value="2662" calcext:value-type="float">
            <text:p>266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9506" calcext:value-type="float">
            <text:p>36399,99506</text:p>
          </table:table-cell>
          <table:table-cell office:value-type="float" office:value="2682" calcext:value-type="float">
            <text:p>2682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0698" calcext:value-type="float">
            <text:p>36500,00698</text:p>
          </table:table-cell>
          <table:table-cell office:value-type="float" office:value="2662" calcext:value-type="float">
            <text:p>2662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6594" calcext:value-type="float">
            <text:p>36599,96594</text:p>
          </table:table-cell>
          <table:table-cell office:value-type="float" office:value="2662" calcext:value-type="float">
            <text:p>2662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681" calcext:value-type="float">
            <text:p>36699,9681</text:p>
          </table:table-cell>
          <table:table-cell office:value-type="float" office:value="2662" calcext:value-type="float">
            <text:p>2662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7176" calcext:value-type="float">
            <text:p>36799,97176</text:p>
          </table:table-cell>
          <table:table-cell office:value-type="float" office:value="2675" calcext:value-type="float">
            <text:p>2675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7286" calcext:value-type="float">
            <text:p>36899,97286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7202" calcext:value-type="float">
            <text:p>36999,97202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7322" calcext:value-type="float">
            <text:p>37099,97322</text:p>
          </table:table-cell>
          <table:table-cell office:value-type="float" office:value="2675" calcext:value-type="float">
            <text:p>267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8006" calcext:value-type="float">
            <text:p>37199,98006</text:p>
          </table:table-cell>
          <table:table-cell office:value-type="float" office:value="2662" calcext:value-type="float">
            <text:p>2662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058" calcext:value-type="float">
            <text:p>37299,98058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6894" calcext:value-type="float">
            <text:p>37399,96894</text:p>
          </table:table-cell>
          <table:table-cell office:value-type="float" office:value="2662" calcext:value-type="float">
            <text:p>2662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7354" calcext:value-type="float">
            <text:p>37499,97354</text:p>
          </table:table-cell>
          <table:table-cell office:value-type="float" office:value="2662" calcext:value-type="float">
            <text:p>2662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6834" calcext:value-type="float">
            <text:p>37599,96834</text:p>
          </table:table-cell>
          <table:table-cell office:value-type="float" office:value="2662" calcext:value-type="float">
            <text:p>2662</text:p>
          </table:table-cell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7272" calcext:value-type="float">
            <text:p>37699,97272</text:p>
          </table:table-cell>
          <table:table-cell office:value-type="float" office:value="2662" calcext:value-type="float">
            <text:p>266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6632" calcext:value-type="float">
            <text:p>37799,96632</text:p>
          </table:table-cell>
          <table:table-cell office:value-type="float" office:value="2695" calcext:value-type="float">
            <text:p>2695</text:p>
          </table:table-cell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6718" calcext:value-type="float">
            <text:p>37899,96718</text:p>
          </table:table-cell>
          <table:table-cell office:value-type="float" office:value="2676" calcext:value-type="float">
            <text:p>2676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6652" calcext:value-type="float">
            <text:p>37999,96652</text:p>
          </table:table-cell>
          <table:table-cell office:value-type="float" office:value="2695" calcext:value-type="float">
            <text:p>269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8736" calcext:value-type="float">
            <text:p>38099,98736</text:p>
          </table:table-cell>
          <table:table-cell office:value-type="float" office:value="2666" calcext:value-type="float">
            <text:p>266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6738" calcext:value-type="float">
            <text:p>38199,96738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74" calcext:value-type="float">
            <text:p>38299,974</text:p>
          </table:table-cell>
          <table:table-cell office:value-type="float" office:value="2666" calcext:value-type="float">
            <text:p>266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708" calcext:value-type="float">
            <text:p>38399,9708</text:p>
          </table:table-cell>
          <table:table-cell office:value-type="float" office:value="2665" calcext:value-type="float">
            <text:p>2665</text:p>
          </table:table-cell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6846" calcext:value-type="float">
            <text:p>38499,96846</text:p>
          </table:table-cell>
          <table:table-cell office:value-type="float" office:value="2662" calcext:value-type="float">
            <text:p>2662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5946" calcext:value-type="float">
            <text:p>38599,95946</text:p>
          </table:table-cell>
          <table:table-cell office:value-type="float" office:value="2687" calcext:value-type="float">
            <text:p>2687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6312" calcext:value-type="float">
            <text:p>38699,96312</text:p>
          </table:table-cell>
          <table:table-cell office:value-type="float" office:value="2662" calcext:value-type="float">
            <text:p>2662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8252" calcext:value-type="float">
            <text:p>38799,98252</text:p>
          </table:table-cell>
          <table:table-cell office:value-type="float" office:value="2675" calcext:value-type="float">
            <text:p>2675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641" calcext:value-type="float">
            <text:p>38900,0641</text:p>
          </table:table-cell>
          <table:table-cell office:value-type="float" office:value="2663" calcext:value-type="float">
            <text:p>2663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6492" calcext:value-type="float">
            <text:p>38999,96492</text:p>
          </table:table-cell>
          <table:table-cell office:value-type="float" office:value="2675" calcext:value-type="float">
            <text:p>2675</text:p>
          </table:table-cell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975" calcext:value-type="float">
            <text:p>39099,9975</text:p>
          </table:table-cell>
          <table:table-cell office:value-type="float" office:value="2662" calcext:value-type="float">
            <text:p>2662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7596" calcext:value-type="float">
            <text:p>39199,97596</text:p>
          </table:table-cell>
          <table:table-cell office:value-type="float" office:value="2665" calcext:value-type="float">
            <text:p>2665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9366" calcext:value-type="float">
            <text:p>39299,99366</text:p>
          </table:table-cell>
          <table:table-cell office:value-type="float" office:value="2679" calcext:value-type="float">
            <text:p>2679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9178" calcext:value-type="float">
            <text:p>39399,99178</text:p>
          </table:table-cell>
          <table:table-cell office:value-type="float" office:value="2663" calcext:value-type="float">
            <text:p>266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8412" calcext:value-type="float">
            <text:p>39499,98412</text:p>
          </table:table-cell>
          <table:table-cell office:value-type="float" office:value="2663" calcext:value-type="float">
            <text:p>2663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6102" calcext:value-type="float">
            <text:p>39600,06102</text:p>
          </table:table-cell>
          <table:table-cell office:value-type="float" office:value="2662" calcext:value-type="float">
            <text:p>266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704" calcext:value-type="float">
            <text:p>39699,98704</text:p>
          </table:table-cell>
          <table:table-cell office:value-type="float" office:value="2679" calcext:value-type="float">
            <text:p>2679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8566" calcext:value-type="float">
            <text:p>39799,98566</text:p>
          </table:table-cell>
          <table:table-cell office:value-type="float" office:value="2662" calcext:value-type="float">
            <text:p>2662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6452" calcext:value-type="float">
            <text:p>39899,96452</text:p>
          </table:table-cell>
          <table:table-cell office:value-type="float" office:value="2692" calcext:value-type="float">
            <text:p>269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892" calcext:value-type="float">
            <text:p>39999,98892</text:p>
          </table:table-cell>
          <table:table-cell office:value-type="float" office:value="2692" calcext:value-type="float">
            <text:p>269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6992" calcext:value-type="float">
            <text:p>40099,96992</text:p>
          </table:table-cell>
          <table:table-cell office:value-type="float" office:value="2676" calcext:value-type="float">
            <text:p>2676</text:p>
          </table:table-cell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6888" calcext:value-type="float">
            <text:p>40199,96888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8948" calcext:value-type="float">
            <text:p>40299,98948</text:p>
          </table:table-cell>
          <table:table-cell office:value-type="float" office:value="2662" calcext:value-type="float">
            <text:p>2662</text:p>
          </table:table-cell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2" calcext:value-type="float">
            <text:p>40400,02</text:p>
          </table:table-cell>
          <table:table-cell office:value-type="float" office:value="2665" calcext:value-type="float">
            <text:p>2665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998" calcext:value-type="float">
            <text:p>40499,9998</text:p>
          </table:table-cell>
          <table:table-cell office:value-type="float" office:value="2693" calcext:value-type="float">
            <text:p>2693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688" calcext:value-type="float">
            <text:p>40599,9688</text:p>
          </table:table-cell>
          <table:table-cell office:value-type="float" office:value="2679" calcext:value-type="float">
            <text:p>2679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6614" calcext:value-type="float">
            <text:p>40699,96614</text:p>
          </table:table-cell>
          <table:table-cell office:value-type="float" office:value="2665" calcext:value-type="float">
            <text:p>2665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305" calcext:value-type="float">
            <text:p>40800,0305</text:p>
          </table:table-cell>
          <table:table-cell office:value-type="float" office:value="2663" calcext:value-type="float">
            <text:p>2663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6892" calcext:value-type="float">
            <text:p>40899,96892</text:p>
          </table:table-cell>
          <table:table-cell office:value-type="float" office:value="2663" calcext:value-type="float">
            <text:p>2663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0082" calcext:value-type="float">
            <text:p>41000,00082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7164" calcext:value-type="float">
            <text:p>41099,97164</text:p>
          </table:table-cell>
          <table:table-cell office:value-type="float" office:value="2666" calcext:value-type="float">
            <text:p>266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189" calcext:value-type="float">
            <text:p>41200,0189</text:p>
          </table:table-cell>
          <table:table-cell office:value-type="float" office:value="2696" calcext:value-type="float">
            <text:p>2696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7282" calcext:value-type="float">
            <text:p>41299,97282</text:p>
          </table:table-cell>
          <table:table-cell office:value-type="float" office:value="2666" calcext:value-type="float">
            <text:p>2666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66" calcext:value-type="float">
            <text:p>41399,966</text:p>
          </table:table-cell>
          <table:table-cell office:value-type="float" office:value="2666" calcext:value-type="float">
            <text:p>2666</text:p>
          </table:table-cell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807" calcext:value-type="float">
            <text:p>41499,9807</text:p>
          </table:table-cell>
          <table:table-cell office:value-type="float" office:value="2680" calcext:value-type="float">
            <text:p>2680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7552" calcext:value-type="float">
            <text:p>41599,97552</text:p>
          </table:table-cell>
          <table:table-cell office:value-type="float" office:value="2675" calcext:value-type="float">
            <text:p>267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7334" calcext:value-type="float">
            <text:p>41699,97334</text:p>
          </table:table-cell>
          <table:table-cell office:value-type="float" office:value="2678" calcext:value-type="float">
            <text:p>2678</text:p>
          </table:table-cell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5944" calcext:value-type="float">
            <text:p>41799,95944</text:p>
          </table:table-cell>
          <table:table-cell office:value-type="float" office:value="2692" calcext:value-type="float">
            <text:p>2692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6708" calcext:value-type="float">
            <text:p>41899,96708</text:p>
          </table:table-cell>
          <table:table-cell office:value-type="float" office:value="2678" calcext:value-type="float">
            <text:p>2678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884" calcext:value-type="float">
            <text:p>41999,9884</text:p>
          </table:table-cell>
          <table:table-cell office:value-type="float" office:value="2665" calcext:value-type="float">
            <text:p>2665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8076" calcext:value-type="float">
            <text:p>42099,98076</text:p>
          </table:table-cell>
          <table:table-cell office:value-type="float" office:value="2680" calcext:value-type="float">
            <text:p>2680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7426" calcext:value-type="float">
            <text:p>42199,97426</text:p>
          </table:table-cell>
          <table:table-cell office:value-type="float" office:value="2683" calcext:value-type="float">
            <text:p>2683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8888" calcext:value-type="float">
            <text:p>42299,98888</text:p>
          </table:table-cell>
          <table:table-cell office:value-type="float" office:value="2662" calcext:value-type="float">
            <text:p>2662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8502" calcext:value-type="float">
            <text:p>42399,98502</text:p>
          </table:table-cell>
          <table:table-cell office:value-type="float" office:value="2695" calcext:value-type="float">
            <text:p>2695</text:p>
          </table:table-cell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8652" calcext:value-type="float">
            <text:p>42499,98652</text:p>
          </table:table-cell>
          <table:table-cell office:value-type="float" office:value="2683" calcext:value-type="float">
            <text:p>2683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6916" calcext:value-type="float">
            <text:p>42599,96916</text:p>
          </table:table-cell>
          <table:table-cell office:value-type="float" office:value="2683" calcext:value-type="float">
            <text:p>2683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9062" calcext:value-type="float">
            <text:p>42699,99062</text:p>
          </table:table-cell>
          <table:table-cell office:value-type="float" office:value="2675" calcext:value-type="float">
            <text:p>267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687" calcext:value-type="float">
            <text:p>42799,9687</text:p>
          </table:table-cell>
          <table:table-cell office:value-type="float" office:value="2680" calcext:value-type="float">
            <text:p>2680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7072" calcext:value-type="float">
            <text:p>42899,97072</text:p>
          </table:table-cell>
          <table:table-cell office:value-type="float" office:value="2679" calcext:value-type="float">
            <text:p>2679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3356" calcext:value-type="float">
            <text:p>43000,03356</text:p>
          </table:table-cell>
          <table:table-cell office:value-type="float" office:value="2678" calcext:value-type="float">
            <text:p>2678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045" calcext:value-type="float">
            <text:p>43100,0045</text:p>
          </table:table-cell>
          <table:table-cell office:value-type="float" office:value="2662" calcext:value-type="float">
            <text:p>2662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7878" calcext:value-type="float">
            <text:p>43199,97878</text:p>
          </table:table-cell>
          <table:table-cell office:value-type="float" office:value="2679" calcext:value-type="float">
            <text:p>2679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637" calcext:value-type="float">
            <text:p>43299,9637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6652" calcext:value-type="float">
            <text:p>43399,96652</text:p>
          </table:table-cell>
          <table:table-cell office:value-type="float" office:value="2662" calcext:value-type="float">
            <text:p>2662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0504" calcext:value-type="float">
            <text:p>43500,00504</text:p>
          </table:table-cell>
          <table:table-cell office:value-type="float" office:value="2666" calcext:value-type="float">
            <text:p>266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7762" calcext:value-type="float">
            <text:p>43599,97762</text:p>
          </table:table-cell>
          <table:table-cell office:value-type="float" office:value="2693" calcext:value-type="float">
            <text:p>2693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86" calcext:value-type="float">
            <text:p>43699,986</text:p>
          </table:table-cell>
          <table:table-cell office:value-type="float" office:value="2662" calcext:value-type="float">
            <text:p>266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6484" calcext:value-type="float">
            <text:p>43799,96484</text:p>
          </table:table-cell>
          <table:table-cell office:value-type="float" office:value="2679" calcext:value-type="float">
            <text:p>2679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2158" calcext:value-type="float">
            <text:p>43900,02158</text:p>
          </table:table-cell>
          <table:table-cell office:value-type="float" office:value="2692" calcext:value-type="float">
            <text:p>2692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6192" calcext:value-type="float">
            <text:p>43999,96192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6524" calcext:value-type="float">
            <text:p>44099,96524</text:p>
          </table:table-cell>
          <table:table-cell office:value-type="float" office:value="2693" calcext:value-type="float">
            <text:p>269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8556" calcext:value-type="float">
            <text:p>44199,98556</text:p>
          </table:table-cell>
          <table:table-cell office:value-type="float" office:value="2692" calcext:value-type="float">
            <text:p>2692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1136" calcext:value-type="float">
            <text:p>44300,01136</text:p>
          </table:table-cell>
          <table:table-cell office:value-type="float" office:value="2704" calcext:value-type="float">
            <text:p>2704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6854" calcext:value-type="float">
            <text:p>44399,96854</text:p>
          </table:table-cell>
          <table:table-cell office:value-type="float" office:value="2666" calcext:value-type="float">
            <text:p>266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743" calcext:value-type="float">
            <text:p>44499,9743</text:p>
          </table:table-cell>
          <table:table-cell office:value-type="float" office:value="2696" calcext:value-type="float">
            <text:p>2696</text:p>
          </table:table-cell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8722" calcext:value-type="float">
            <text:p>44599,98722</text:p>
          </table:table-cell>
          <table:table-cell office:value-type="float" office:value="2678" calcext:value-type="float">
            <text:p>2678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3698" calcext:value-type="float">
            <text:p>44700,03698</text:p>
          </table:table-cell>
          <table:table-cell office:value-type="float" office:value="2679" calcext:value-type="float">
            <text:p>2679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7974" calcext:value-type="float">
            <text:p>44799,97974</text:p>
          </table:table-cell>
          <table:table-cell office:value-type="float" office:value="2683" calcext:value-type="float">
            <text:p>2683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6886" calcext:value-type="float">
            <text:p>44899,96886</text:p>
          </table:table-cell>
          <table:table-cell office:value-type="float" office:value="2679" calcext:value-type="float">
            <text:p>2679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8362" calcext:value-type="float">
            <text:p>44999,98362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7772" calcext:value-type="float">
            <text:p>45099,97772</text:p>
          </table:table-cell>
          <table:table-cell office:value-type="float" office:value="2679" calcext:value-type="float">
            <text:p>2679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8816" calcext:value-type="float">
            <text:p>45199,98816</text:p>
          </table:table-cell>
          <table:table-cell office:value-type="float" office:value="2682" calcext:value-type="float">
            <text:p>268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736" calcext:value-type="float">
            <text:p>45299,9736</text:p>
          </table:table-cell>
          <table:table-cell office:value-type="float" office:value="2679" calcext:value-type="float">
            <text:p>2679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705" calcext:value-type="float">
            <text:p>45399,9705</text:p>
          </table:table-cell>
          <table:table-cell office:value-type="float" office:value="2675" calcext:value-type="float">
            <text:p>2675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2858" calcext:value-type="float">
            <text:p>45500,02858</text:p>
          </table:table-cell>
          <table:table-cell office:value-type="float" office:value="2683" calcext:value-type="float">
            <text:p>2683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6152" calcext:value-type="float">
            <text:p>45599,96152</text:p>
          </table:table-cell>
          <table:table-cell office:value-type="float" office:value="2679" calcext:value-type="float">
            <text:p>2679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6664" calcext:value-type="float">
            <text:p>45699,96664</text:p>
          </table:table-cell>
          <table:table-cell office:value-type="float" office:value="2666" calcext:value-type="float">
            <text:p>266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8738" calcext:value-type="float">
            <text:p>45799,98738</text:p>
          </table:table-cell>
          <table:table-cell office:value-type="float" office:value="2696" calcext:value-type="float">
            <text:p>269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6994" calcext:value-type="float">
            <text:p>45899,96994</text:p>
          </table:table-cell>
          <table:table-cell office:value-type="float" office:value="2693" calcext:value-type="float">
            <text:p>2693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8014" calcext:value-type="float">
            <text:p>45999,98014</text:p>
          </table:table-cell>
          <table:table-cell office:value-type="float" office:value="2683" calcext:value-type="float">
            <text:p>2683</text:p>
          </table:table-cell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6554" calcext:value-type="float">
            <text:p>46099,96554</text:p>
          </table:table-cell>
          <table:table-cell office:value-type="float" office:value="2682" calcext:value-type="float">
            <text:p>2682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865" calcext:value-type="float">
            <text:p>46199,9865</text:p>
          </table:table-cell>
          <table:table-cell office:value-type="float" office:value="2683" calcext:value-type="float">
            <text:p>268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7478" calcext:value-type="float">
            <text:p>46299,97478</text:p>
          </table:table-cell>
          <table:table-cell office:value-type="float" office:value="2697" calcext:value-type="float">
            <text:p>2697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7068" calcext:value-type="float">
            <text:p>46399,97068</text:p>
          </table:table-cell>
          <table:table-cell office:value-type="float" office:value="2682" calcext:value-type="float">
            <text:p>268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9582" calcext:value-type="float">
            <text:p>46499,99582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7654" calcext:value-type="float">
            <text:p>46599,97654</text:p>
          </table:table-cell>
          <table:table-cell office:value-type="float" office:value="2679" calcext:value-type="float">
            <text:p>2679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781" calcext:value-type="float">
            <text:p>46699,9781</text:p>
          </table:table-cell>
          <table:table-cell office:value-type="float" office:value="2679" calcext:value-type="float">
            <text:p>2679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7494" calcext:value-type="float">
            <text:p>46799,97494</text:p>
          </table:table-cell>
          <table:table-cell office:value-type="float" office:value="2683" calcext:value-type="float">
            <text:p>2683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6616" calcext:value-type="float">
            <text:p>46899,96616</text:p>
          </table:table-cell>
          <table:table-cell office:value-type="float" office:value="2696" calcext:value-type="float">
            <text:p>2696</text:p>
          </table:table-cell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9126" calcext:value-type="float">
            <text:p>46999,99126</text:p>
          </table:table-cell>
          <table:table-cell office:value-type="float" office:value="2695" calcext:value-type="float">
            <text:p>2695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8208" calcext:value-type="float">
            <text:p>47099,98208</text:p>
          </table:table-cell>
          <table:table-cell office:value-type="float" office:value="2693" calcext:value-type="float">
            <text:p>2693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6886" calcext:value-type="float">
            <text:p>47199,96886</text:p>
          </table:table-cell>
          <table:table-cell office:value-type="float" office:value="2696" calcext:value-type="float">
            <text:p>2696</text:p>
          </table:table-cell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6632" calcext:value-type="float">
            <text:p>47299,96632</text:p>
          </table:table-cell>
          <table:table-cell office:value-type="float" office:value="2695" calcext:value-type="float">
            <text:p>2695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616" calcext:value-type="float">
            <text:p>47399,9616</text:p>
          </table:table-cell>
          <table:table-cell office:value-type="float" office:value="2679" calcext:value-type="float">
            <text:p>2679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912" calcext:value-type="float">
            <text:p>47499,9912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7858" calcext:value-type="float">
            <text:p>47599,97858</text:p>
          </table:table-cell>
          <table:table-cell office:value-type="float" office:value="2695" calcext:value-type="float">
            <text:p>269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8768" calcext:value-type="float">
            <text:p>47699,98768</text:p>
          </table:table-cell>
          <table:table-cell office:value-type="float" office:value="2696" calcext:value-type="float">
            <text:p>2696</text:p>
          </table:table-cell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800.02614" calcext:value-type="float">
            <text:p>47800,02614</text:p>
          </table:table-cell>
          <table:table-cell office:value-type="float" office:value="2695" calcext:value-type="float">
            <text:p>2695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844" calcext:value-type="float">
            <text:p>47899,9844</text:p>
          </table:table-cell>
          <table:table-cell office:value-type="float" office:value="2678" calcext:value-type="float">
            <text:p>2678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6526" calcext:value-type="float">
            <text:p>47999,96526</text:p>
          </table:table-cell>
          <table:table-cell office:value-type="float" office:value="2666" calcext:value-type="float">
            <text:p>2666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619" calcext:value-type="float">
            <text:p>48099,9619</text:p>
          </table:table-cell>
          <table:table-cell office:value-type="float" office:value="2693" calcext:value-type="float">
            <text:p>2693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9664" calcext:value-type="float">
            <text:p>48199,99664</text:p>
          </table:table-cell>
          <table:table-cell office:value-type="float" office:value="2679" calcext:value-type="float">
            <text:p>2679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715" calcext:value-type="float">
            <text:p>48299,9715</text:p>
          </table:table-cell>
          <table:table-cell office:value-type="float" office:value="2695" calcext:value-type="float">
            <text:p>269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7032" calcext:value-type="float">
            <text:p>48399,97032</text:p>
          </table:table-cell>
          <table:table-cell office:value-type="float" office:value="2679" calcext:value-type="float">
            <text:p>2679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6728" calcext:value-type="float">
            <text:p>48499,96728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759" calcext:value-type="float">
            <text:p>48599,9759</text:p>
          </table:table-cell>
          <table:table-cell office:value-type="float" office:value="2696" calcext:value-type="float">
            <text:p>2696</text:p>
          </table:table-cell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981" calcext:value-type="float">
            <text:p>48699,9981</text:p>
          </table:table-cell>
          <table:table-cell office:value-type="float" office:value="2696" calcext:value-type="float">
            <text:p>2696</text:p>
          </table:table-cell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7232" calcext:value-type="float">
            <text:p>48799,97232</text:p>
          </table:table-cell>
          <table:table-cell office:value-type="float" office:value="2693" calcext:value-type="float">
            <text:p>2693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8682" calcext:value-type="float">
            <text:p>48899,98682</text:p>
          </table:table-cell>
          <table:table-cell office:value-type="float" office:value="2696" calcext:value-type="float">
            <text:p>2696</text:p>
          </table:table-cell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7458" calcext:value-type="float">
            <text:p>48999,97458</text:p>
          </table:table-cell>
          <table:table-cell office:value-type="float" office:value="2683" calcext:value-type="float">
            <text:p>2683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634" calcext:value-type="float">
            <text:p>49099,9634</text:p>
          </table:table-cell>
          <table:table-cell office:value-type="float" office:value="2693" calcext:value-type="float">
            <text:p>2693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6924" calcext:value-type="float">
            <text:p>49199,96924</text:p>
          </table:table-cell>
          <table:table-cell office:value-type="float" office:value="2693" calcext:value-type="float">
            <text:p>2693</text:p>
          </table:table-cell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7278" calcext:value-type="float">
            <text:p>49299,97278</text:p>
          </table:table-cell>
          <table:table-cell office:value-type="float" office:value="2696" calcext:value-type="float">
            <text:p>2696</text:p>
          </table:table-cell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819" calcext:value-type="float">
            <text:p>49399,9819</text:p>
          </table:table-cell>
          <table:table-cell office:value-type="float" office:value="2696" calcext:value-type="float">
            <text:p>2696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8518" calcext:value-type="float">
            <text:p>49499,98518</text:p>
          </table:table-cell>
          <table:table-cell office:value-type="float" office:value="2696" calcext:value-type="float">
            <text:p>2696</text:p>
          </table:table-cell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9984" calcext:value-type="float">
            <text:p>49599,99984</text:p>
          </table:table-cell>
          <table:table-cell office:value-type="float" office:value="2683" calcext:value-type="float">
            <text:p>2683</text:p>
          </table:table-cell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7296" calcext:value-type="float">
            <text:p>49699,97296</text:p>
          </table:table-cell>
          <table:table-cell office:value-type="float" office:value="2696" calcext:value-type="float">
            <text:p>2696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342" calcext:value-type="float">
            <text:p>49800,0342</text:p>
          </table:table-cell>
          <table:table-cell office:value-type="float" office:value="2679" calcext:value-type="float">
            <text:p>2679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809" calcext:value-type="float">
            <text:p>49899,9809</text:p>
          </table:table-cell>
          <table:table-cell office:value-type="float" office:value="2692" calcext:value-type="float">
            <text:p>2692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8386" calcext:value-type="float">
            <text:p>49999,98386</text:p>
          </table:table-cell>
          <table:table-cell office:value-type="float" office:value="2698" calcext:value-type="float">
            <text:p>2698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8786" calcext:value-type="float">
            <text:p>50099,98786</text:p>
          </table:table-cell>
          <table:table-cell office:value-type="float" office:value="2695" calcext:value-type="float">
            <text:p>2695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7272" calcext:value-type="float">
            <text:p>50199,97272</text:p>
          </table:table-cell>
          <table:table-cell office:value-type="float" office:value="2683" calcext:value-type="float">
            <text:p>2683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925" calcext:value-type="float">
            <text:p>50299,9925</text:p>
          </table:table-cell>
          <table:table-cell office:value-type="float" office:value="2695" calcext:value-type="float">
            <text:p>2695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792" calcext:value-type="float">
            <text:p>50399,9792</text:p>
          </table:table-cell>
          <table:table-cell office:value-type="float" office:value="2680" calcext:value-type="float">
            <text:p>2680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8122" calcext:value-type="float">
            <text:p>50499,98122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14" calcext:value-type="float">
            <text:p>50600,014</text:p>
          </table:table-cell>
          <table:table-cell office:value-type="float" office:value="2696" calcext:value-type="float">
            <text:p>2696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7842" calcext:value-type="float">
            <text:p>50699,97842</text:p>
          </table:table-cell>
          <table:table-cell office:value-type="float" office:value="2696" calcext:value-type="float">
            <text:p>2696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9394" calcext:value-type="float">
            <text:p>50799,99394</text:p>
          </table:table-cell>
          <table:table-cell office:value-type="float" office:value="2695" calcext:value-type="float">
            <text:p>2695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6088" calcext:value-type="float">
            <text:p>50899,96088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8366" calcext:value-type="float">
            <text:p>50999,98366</text:p>
          </table:table-cell>
          <table:table-cell office:value-type="float" office:value="2695" calcext:value-type="float">
            <text:p>2695</text:p>
          </table:table-cell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6672" calcext:value-type="float">
            <text:p>51099,96672</text:p>
          </table:table-cell>
          <table:table-cell office:value-type="float" office:value="2696" calcext:value-type="float">
            <text:p>2696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7516" calcext:value-type="float">
            <text:p>51199,97516</text:p>
          </table:table-cell>
          <table:table-cell office:value-type="float" office:value="2679" calcext:value-type="float">
            <text:p>2679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99.99334" calcext:value-type="float">
            <text:p>51299,99334</text:p>
          </table:table-cell>
          <table:table-cell office:value-type="float" office:value="2663" calcext:value-type="float">
            <text:p>2663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7838" calcext:value-type="float">
            <text:p>51399,97838</text:p>
          </table:table-cell>
          <table:table-cell office:value-type="float" office:value="2696" calcext:value-type="float">
            <text:p>2696</text:p>
          </table:table-cell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6782" calcext:value-type="float">
            <text:p>51499,96782</text:p>
          </table:table-cell>
          <table:table-cell office:value-type="float" office:value="2680" calcext:value-type="float">
            <text:p>2680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99.97398" calcext:value-type="float">
            <text:p>51599,97398</text:p>
          </table:table-cell>
          <table:table-cell office:value-type="float" office:value="2695" calcext:value-type="float">
            <text:p>2695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6838" calcext:value-type="float">
            <text:p>51699,96838</text:p>
          </table:table-cell>
          <table:table-cell office:value-type="float" office:value="2693" calcext:value-type="float">
            <text:p>2693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799.96614" calcext:value-type="float">
            <text:p>51799,96614</text:p>
          </table:table-cell>
          <table:table-cell office:value-type="float" office:value="2693" calcext:value-type="float">
            <text:p>2693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8748" calcext:value-type="float">
            <text:p>51899,98748</text:p>
          </table:table-cell>
          <table:table-cell office:value-type="float" office:value="2683" calcext:value-type="float">
            <text:p>2683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976" calcext:value-type="float">
            <text:p>51999,9976</text:p>
          </table:table-cell>
          <table:table-cell office:value-type="float" office:value="2696" calcext:value-type="float">
            <text:p>2696</text:p>
          </table:table-cell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99.9698" calcext:value-type="float">
            <text:p>52099,9698</text:p>
          </table:table-cell>
          <table:table-cell office:value-type="float" office:value="2693" calcext:value-type="float">
            <text:p>2693</text:p>
          </table:table-cell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6724" calcext:value-type="float">
            <text:p>52199,96724</text:p>
          </table:table-cell>
          <table:table-cell office:value-type="float" office:value="2695" calcext:value-type="float">
            <text:p>2695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7494" calcext:value-type="float">
            <text:p>52299,97494</text:p>
          </table:table-cell>
          <table:table-cell office:value-type="float" office:value="2683" calcext:value-type="float">
            <text:p>2683</text:p>
          </table:table-cell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399.96578" calcext:value-type="float">
            <text:p>52399,96578</text:p>
          </table:table-cell>
          <table:table-cell office:value-type="float" office:value="2696" calcext:value-type="float">
            <text:p>2696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5724" calcext:value-type="float">
            <text:p>52499,95724</text:p>
          </table:table-cell>
          <table:table-cell office:value-type="float" office:value="2692" calcext:value-type="float">
            <text:p>2692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8606" calcext:value-type="float">
            <text:p>52599,98606</text:p>
          </table:table-cell>
          <table:table-cell office:value-type="float" office:value="2683" calcext:value-type="float">
            <text:p>2683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8:55.392046205</dc:date>
    <meta:editing-duration>PT4M31S</meta:editing-duration>
    <meta:editing-cycles>1</meta:editing-cycles>
    <meta:document-statistic meta:table-count="1" meta:cell-count="2084" meta:object-count="0"/>
    <meta:generator>LibreOffice/5.1.6.2$Linux_X86_64 LibreOffice_project/10m0$Build-2</meta:generator>
  </office:meta>
</office:document-meta>
</file>